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4">
      <style:table-cell-properties fo:wrap-option="wrap" style:vertical-align="middle"/>
    </style:style>
    <style:style style:name="ce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 use darknet with for example YOLOv3:</text:p>
          </table:table-cell>
          <table:table-cell office:value-type="string" calcext:value-type="string">
            <text:p>./darknet detect cfg/yolov3.cfg yolov3.weights data/car.png</text:p>
          </table:table-cell>
        </table:table-row>
        <table:table-row table:style-name="ro1">
          <table:table-cell office:value-type="string" calcext:value-type="string">
            <text:p>All images are by default analyzed without blurred license plates (except otherwise specified)</text:p>
          </table:table-cell>
          <table:table-cell/>
        </table:table-row>
      </table:table>
      <table:table table:name="Resul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2" table:default-cell-style-name="ce3"/>
        <table:table-column table:style-name="co7" table:default-cell-style-name="ce3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Input Image</text:p>
          </table:table-cell>
          <table:table-cell office:value-type="string" calcext:value-type="string">
            <text:p>Output Image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evice/CPU/GPU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Performance [int/ms]</text:p>
          </table:table-cell>
          <table:table-cell table:number-columns-repeated="1016"/>
        </table:table-row>
        <table:table-row table:style-name="ro2">
          <table:table-cell table:style-name="ce2" table:formula="of:=[$Images.A2]" office:value-type="string" office:string-value="in1.png" calcext:value-type="string" table:number-columns-spanned="1" table:number-rows-spanned="6">
            <text:p>in1.png</text:p>
          </table:table-cell>
          <table:table-cell table:style-name="ce2" office:value-type="string" calcext:value-type="string" table:number-columns-spanned="1" table:number-rows-spanned="3">
            <text:p>1-YOLOv3-1.png</text:p>
          </table:table-cell>
          <table:table-cell table:style-name="ce2" office:value-type="string" calcext:value-type="string" table:number-columns-spanned="1" table:number-rows-spanned="3">
            <text:p>YoloV3 (AlexeyAB/darknet)</text:p>
          </table:table-cell>
          <table:table-cell table:style-name="ce2" office:value-type="string" calcext:value-type="string" table:number-columns-spanned="1" table:number-rows-spanned="3">
            <text:p><text:a xlink:href="https://gitlab.com/commean/darknet/-/blob/main/cfg/yolov3.cfg" xlink:type="simple">https://gitlab.com/commean/darknet/-/blob/main/cfg/yolov3.cfg</text:a></text:p>
          </table:table-cell>
          <table:table-cell table:style-name="ce2" office:value-type="string" calcext:value-type="string" table:number-columns-spanned="1" table:number-rows-spanned="3">
            <text:p>https://pjreddie.com/media/files/yolov3.weights</text:p>
          </table:table-cell>
          <table:table-cell office:value-type="string" calcext:value-type="string">
            <text:p>Raspberry Pi 4B Stock</text:p>
          </table:table-cell>
          <table:table-cell office:value-type="float" office:value="65570.254" calcext:value-type="float">
            <text:p>65,570.25</text:p>
          </table:table-cell>
          <table:table-cell table:formula="of:=[$Images.$E$2]/[.G2]" office:value-type="float" office:value="1101.72200949534" calcext:value-type="float">
            <text:p>1,101.72</text:p>
          </table:table-cell>
          <table:table-cell table:number-columns-repeated="1016"/>
        </table:table-row>
        <table:table-row table:style-name="ro2">
          <table:covered-table-cell table:number-columns-repeated="5" table:style-name="ce2"/>
          <table:table-cell office:value-type="string" calcext:value-type="string">
            <text:p>Ryzen 1800x</text:p>
          </table:table-cell>
          <table:table-cell office:value-type="float" office:value="5802.818" calcext:value-type="float">
            <text:p>5,802.82</text:p>
          </table:table-cell>
          <table:table-cell table:formula="of:=[$Images.$E$2]/[.G3]" office:value-type="float" office:value="12449.1569440916" calcext:value-type="float">
            <text:p>12,449.16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RTX 2080 [Ryzen 1800x]</text:p>
          </table:table-cell>
          <table:table-cell table:style-name="ce1" office:value-type="float" office:value="425.449" calcext:value-type="float">
            <text:p>425.449</text:p>
          </table:table-cell>
          <table:table-cell table:formula="of:=[$Images.$E$2]/[.G4]" office:value-type="float" office:value="169797.536249938" calcext:value-type="float">
            <text:p>169,797.54</text:p>
          </table:table-cell>
          <table:table-cell table:number-columns-repeated="1016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3">
            <text:p>1-YOLOv4-1.png</text:p>
          </table:table-cell>
          <table:table-cell table:style-name="ce2" office:value-type="string" calcext:value-type="string" table:number-columns-spanned="1" table:number-rows-spanned="3">
            <text:p>YoloV4 (AlexeyAB/darknet)</text:p>
          </table:table-cell>
          <table:table-cell table:style-name="ce2" office:value-type="string" calcext:value-type="string" table:number-columns-spanned="1" table:number-rows-spanned="3">
            <text:p><text:a xlink:href="https://gitlab.com/commean/darknet/-/blob/main/cfg/yolov4.cfg" xlink:type="simple">https://gitlab.com/commean/darknet/-/blob/main/cfg/yolov4.cfg</text:a></text:p>
          </table:table-cell>
          <table:table-cell table:style-name="ce2" office:value-type="string" calcext:value-type="string" table:number-columns-spanned="1" table:number-rows-spanned="3">
            <text:p>https://drive.google.com/open?id=1cewMfusmPjYWbrnuJRuKhPMwRe_b9PaT</text:p>
          </table:table-cell>
          <table:table-cell table:formula="of:=[.F2]" office:value-type="string" office:string-value="Raspberry Pi 4B Stock" calcext:value-type="string">
            <text:p>Raspberry Pi 4B Stock</text:p>
          </table:table-cell>
          <table:table-cell office:value-type="float" office:value="137569.75" calcext:value-type="float">
            <text:p>137,569.75</text:p>
          </table:table-cell>
          <table:table-cell table:formula="of:=[$Images.$E$2]/[.G5]" office:value-type="float" office:value="525.116837095364" calcext:value-type="float">
            <text:p>525.12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table:formula="of:=[.F3]" office:value-type="string" office:string-value="Ryzen 1800x" calcext:value-type="string">
            <text:p>Ryzen 1800x</text:p>
          </table:table-cell>
          <table:table-cell office:value-type="float" office:value="13863.236" calcext:value-type="float">
            <text:p>13,863.24</text:p>
          </table:table-cell>
          <table:table-cell table:formula="of:=[$Images.$E$2]/[.G6]" office:value-type="float" office:value="5210.91843203131" calcext:value-type="float">
            <text:p>5,210.92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table:formula="of:=[.F4]" office:value-type="string" office:string-value="RTX 2080 [Ryzen 1800x]" calcext:value-type="string">
            <text:p>RTX 2080 [Ryzen 1800x]</text:p>
          </table:table-cell>
          <table:table-cell office:value-type="float" office:value="750.2" calcext:value-type="float">
            <text:p>750.20</text:p>
          </table:table-cell>
          <table:table-cell table:formula="of:=[$Images.$E$2]/[.G7]" office:value-type="float" office:value="96294.5774460144" calcext:value-type="float">
            <text:p>96,294.58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ages" table:style-name="ta1"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Integers</text:p>
          </table:table-cell>
          <table:table-cell office:value-type="string" calcext:value-type="string">
            <text:p>Bit depth</text:p>
          </table:table-cell>
        </table:table-row>
        <table:table-row table:style-name="ro1">
          <table:table-cell office:value-type="string" calcext:value-type="string">
            <text:p>in1.png</text:p>
          </table:table-cell>
          <table:table-cell table:style-name="ce4" office:value-type="float" office:value="6008" calcext:value-type="float">
            <text:p>6,008</text:p>
          </table:table-cell>
          <table:table-cell table:style-name="ce4" office:value-type="float" office:value="4008" calcext:value-type="float">
            <text:p>4,00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B2]*[.C2]*[.D2]" office:value-type="float" office:value="72240192" calcext:value-type="float">
            <text:p>72,240,192</text:p>
          </table:table-cell>
          <table:table-cell table:style-name="ce4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de" number:country="AT">öS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Pisjak</meta:initial-creator>
    <meta:creation-date>2021-09-05T20:57:41.142854737</meta:creation-date>
    <meta:generator>LibreOffice/7.2.0.4$Linux_X86_64 LibreOffice_project/20$Build-4</meta:generator>
    <dc:date>2021-09-05T23:30:58.655825418</dc:date>
    <dc:creator>Stefan Pisjak</dc:creator>
    <meta:editing-duration>PT2H27M32S</meta:editing-duration>
    <meta:editing-cycles>31</meta:editing-cycles>
    <meta:document-statistic meta:table-count="3" meta:cell-count="50" meta:object-count="0"/>
  </office:meta>
</office:document-meta>
</file>